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fo:background-color="transparent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ize="13pt" fo:font-weight="normal" fo:background-color="transparent" style:font-size-asian="13pt" style:font-weight-asian="normal" style:font-size-complex="13pt" style:font-weight-complex="normal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background-color="transparen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lenverzeichnis:</text:p>
      <text:p text:style-name="P1"/>
      <text:p text:style-name="P1">[SWT10] <text:span text:style-name="T1">Thomas Grechening, Mario Bernhart, Roland Breiteneder, Karin Kappel:</text:span></text:p>
      <text:p text:style-name="P1"><text:span text:style-name="T1">Softwaretechnik, Pearson Studium 2010, </text:span><text:span text:style-name="T1">München, </text:span><text:span text:style-name="T1">ISBN 978-386894-007-7</text:span></text:p>
      <text:p text:style-name="P1">[SWT10-1] <text:span text:style-name="T1">Seite 301</text:span></text:p>
      <text:p text:style-name="P1">[SWT10-2]<text:span text:style-name="T1"> Seite 332</text:span></text:p>
      <text:p text:style-name="P1"><text:span text:style-name="T6">[SWT10-3]</text:span><text:span text:style-name="T2"> Seite 332</text:span></text:p>
      <text:p text:style-name="P1"><text:span text:style-name="T6">[SWT10-4]</text:span><text:span text:style-name="T2"> Seite 333</text:span></text:p>
      <text:p text:style-name="P8"><text:span text:style-name="T6">[SWT10-5] </text:span><text:span text:style-name="T2">Seite 334</text:span></text:p>
      <text:p text:style-name="P1"><text:span text:style-name="T6">[SWT10-6]</text:span><text:span text:style-name="T2"> Seite 336</text:span></text:p>
      <text:p text:style-name="P2"/>
      <text:p text:style-name="P5"><text:span text:style-name="T3">[S-T02] </text:span>Georg Erwin Thaller:</text:p>
      <text:p text:style-name="P5">Software-Test, Verifikation und Validation, Verlag Heinz Heise GmbH &amp;Co KG, Hannover,</text:p>
      <text:p text:style-name="P5">ISBN 3-88229-198-2</text:p>
      <text:p text:style-name="P5"><text:span text:style-name="T3">[S-T02-1]</text:span> Seite 15</text:p>
      <text:p text:style-name="P2"/>
      <text:p text:style-name="P7">[BTa15] <text:span text:style-name="T1">Thomas Bucsics, Manfred Baumgartner, Richard Seidl, Stefan Gwihs:</text:span></text:p>
      <text:p text:style-name="P6">Basiswissen Testautomatisierung, Konzepte, Methoden und Techniken,</text:p>
      <text:p text:style-name="P6">dpunkt.verlag 2015 Heidelberg</text:p>
      <text:p text:style-name="P7">[BTa15-1] <text:span text:style-name="T1">Seite 7</text:span></text:p>
      <text:p text:style-name="P7">[Bta15-2] <text:span text:style-name="T1">Seite 7</text:span></text:p>
      <text:p text:style-name="P7">[BTa15-3]<text:span text:style-name="T1"> Seite 12</text:span></text:p>
      <text:p text:style-name="P7">[BTa15-4]<text:span text:style-name="T1"> Seite 12</text:span></text:p>
      <text:p text:style-name="P6"/>
      <text:p text:style-name="P7">[PwSwt08] <text:span text:style-name="T1">Andreas Spillner, Thomas Roßner, Mario Winter, Tilo Linz:</text:span></text:p>
      <text:p text:style-name="P6">Praxiswissen Softwaretest, Testmanagement, Aus- und Weiterbildung zum Certified Tester, Advanced Level, nach ISTQB-Standard,</text:p>
      <text:p text:style-name="P6">dpunkt.verlag, 2008 Heidelberg</text:p>
      <text:p text:style-name="P7">[PwSwt08-1] <text:span text:style-name="T1">Seite 85</text:span></text:p>
      <text:p text:style-name="P1"/>
      <text:p text:style-name="P1">[BaSwTe05] <text:span text:style-name="T1">Andreas Spillner, Tilo Linz: </text:span></text:p>
      <text:p text:style-name="P2">Basiswissen Softwaretest, <text:s/><text:span text:style-name="T9">dpunkt.verlag, 2005, Heidelberg</text:span></text:p>
      <text:p text:style-name="P1">[BaSwTe05-1] Seite 69</text:p>
      <text:p text:style-name="P1">[BaSwTe05-2] Seite 71</text:p>
      <text:p text:style-name="P1"/>
      <text:p text:style-name="P1">Onlinequellen:</text:p>
      <text:p text:style-name="P1"/>
      <text:p text:style-name="P4"><text:span text:style-name="T3">[F01] </text:span><text:span text:style-name="T5">Website School of Mathematics, University of Minnesota: http://www.math.umn.edu/~arnold/disasters/ariane.html <text:s/>(letzter Stand 10.11.2016)</text:span></text:p>
      <text:p text:style-name="P1"/>
      <text:p text:style-name="P1"><text:s/>[F02] <text:span text:style-name="T5">Website Heise online:</text:span></text:p>
      <text:p text:style-name="P2">http://www.heise.de/newsticker/meldung/Hartz-IV-GAU-bei-der-Arbeitslosengeld-II-Zahlung-Update-124331.html <text:s text:c="2"/><text:span text:style-name="T4">((letzter Stand 10.11.2016)</text:span></text:p>
      <text:p text:style-name="P1"/>
      <text:p text:style-name="P1"><text:span text:style-name="T1"/></text:p>
      <text:p text:style-name="P1"/>
      <text:p text:style-name="P1">Abbildungen:</text:p>
      <text:p text:style-name="P1"/>
      <text:p text:style-name="P1">[SWT10-Abb1] <text:span text:style-name="T1">Thomas Grechening, Mario Bernhart, Roland Breiteneder, Karin Kappel:</text:span></text:p>
      <text:p text:style-name="P2">Softwaretechnik, Pearson Studium 2010, München, ISBN 978-386894-007-7, Seite 332</text:p>
      <text:p text:style-name="P1"/>
      <text:p text:style-name="P1"><text:soft-page-break/>[SWT10-Abb2] <text:span text:style-name="T1">Thomas Grechening, Mario Bernhart, Roland Breiteneder, Karin Kappel:</text:span></text:p>
      <text:p text:style-name="P2">Softwaretechnik, Pearson Studium 2010, München, ISBN 978-386894-007-7, Seite 334</text:p>
      <text:p text:style-name="P1"/>
      <text:p text:style-name="P7">[PwSwt08-Abb1] <text:span text:style-name="T1">Andreas Spillner, Thomas Roßner, Mario Winter, Tilo Linz:</text:span></text:p>
      <text:p text:style-name="P6">Praxiswissen Softwaretest, Testmanagement, Aus- und Weiterbildung zum Certified Tester, Advanced Level, nach ISTQB-Standard,</text:p>
      <text:p text:style-name="P6">dpunkt.verlag, 2008 Heidelberg, Seite 33</text:p>
      <text:p text:style-name="P6"/>
      <text:p text:style-name="P3"><text:span text:style-name="T3">[JunitAss-Abb1] <text:s/></text:span>Beispiel Code von aus dem Fach Softwaretechnik von meiner Übung WS 15/16</text:p>
      <text:p text:style-name="P3"/>
      <text:p text:style-name="P12">[BaSwTe05-Abb1] <text:span text:style-name="T1">Andreas Spillner, Tilo Linz: </text:span></text:p>
      <text:p text:style-name="P12"><text:span text:style-name="T1">Basiswissen Softwaretest, <text:s/></text:span><text:span text:style-name="T8">dpunkt.verlag, 2005, Heidelberg, </text:span><text:span text:style-name="T1">Seite 373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7T11:35:11.924320695</meta:creation-date>
    <dc:date>2016-12-16T15:41:46.60</dc:date>
    <meta:editing-duration>PT5H9M56S</meta:editing-duration>
    <meta:editing-cycles>16</meta:editing-cycles>
    <meta:generator>OpenOffice/4.1.1$Win32 OpenOffice.org_project/411m6$Build-9775</meta:generator>
    <meta:document-statistic meta:table-count="0" meta:image-count="0" meta:object-count="0" meta:page-count="2" meta:paragraph-count="43" meta:word-count="239" meta:character-count="2140"/>
  </office:meta>
</office:document-meta>
</file>